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1074*"/>
    </style:style>
    <style:style style:name="Table1.B" style:family="table-column">
      <style:table-column-properties style:column-width="15.106cm" style:rel-column-width="856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normal" officeooo:rsid="0014571b" officeooo:paragraph-rsid="0014571b" style:font-size-asian="12.25pt" style:font-weight-asian="normal" style:font-size-complex="14pt" style:font-weight-complex="normal"/>
    </style:style>
    <style:style style:name="P2" style:family="paragraph" style:parent-style-name="Standard">
      <style:text-properties fo:font-size="14pt" style:text-underline-style="solid" style:text-underline-width="auto" style:text-underline-color="font-color" fo:font-weight="normal" officeooo:rsid="0014fc21" officeooo:paragraph-rsid="0014fc21" style:font-size-asian="10.5pt" style:font-weight-asian="normal" style:font-size-complex="12pt" style:font-weight-complex="normal"/>
    </style:style>
    <style:style style:name="P3" style:family="paragraph" style:parent-style-name="Standard">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5" style:family="paragraph" style:parent-style-name="Standard">
      <style:text-properties fo:font-size="14pt" style:text-underline-style="solid" style:text-underline-width="auto" style:text-underline-color="font-color" fo:font-weight="normal" officeooo:rsid="0047f84e" officeooo:paragraph-rsid="0047f84e"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4571b" officeooo:paragraph-rsid="0014571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6469" officeooo:paragraph-rsid="001e6469"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c0bf" officeooo:paragraph-rsid="001fc0b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c96fa" officeooo:paragraph-rsid="002c96f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30df43" officeooo:paragraph-rsid="0030df43"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13b2d" officeooo:paragraph-rsid="00313b2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151b4" officeooo:paragraph-rsid="003151b4"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2ea38" officeooo:paragraph-rsid="0032ea3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4bbb2" officeooo:paragraph-rsid="0034bbb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77226" officeooo:paragraph-rsid="0034bbb2"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7f84e" officeooo:paragraph-rsid="0047f84e" style:font-size-asian="10.5pt" style:font-weight-asian="normal" style:font-size-complex="12pt" style:font-weight-complex="normal"/>
    </style:style>
    <style:style style:name="P17" style:family="paragraph" style:parent-style-name="Standard">
      <style:paragraph-properties fo:break-before="page"/>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18" style:family="paragraph" style:parent-style-name="Table_20_Contents">
      <style:text-properties fo:font-size="12pt" style:font-size-asian="10.5pt" style:font-size-complex="12pt"/>
    </style:style>
    <style:style style:name="P19" style:family="paragraph" style:parent-style-name="Table_20_Contents">
      <style:text-properties fo:font-size="12pt" officeooo:rsid="0025eb8a" officeooo:paragraph-rsid="0025eb8a" style:font-size-asian="10.5pt" style:font-size-complex="12pt"/>
    </style:style>
    <style:style style:name="P20" style:family="paragraph" style:parent-style-name="Table_20_Contents">
      <style:text-properties fo:font-size="12pt" officeooo:rsid="002603a6" officeooo:paragraph-rsid="002603a6" style:font-size-asian="10.5pt" style:font-size-complex="12pt"/>
    </style:style>
    <style:style style:name="P21" style:family="paragraph" style:parent-style-name="Table_20_Contents">
      <style:text-properties fo:font-size="12pt" officeooo:rsid="002793ff" officeooo:paragraph-rsid="002793ff" style:font-size-asian="10.5pt" style:font-size-complex="12pt"/>
    </style:style>
    <style:style style:name="P22" style:family="paragraph" style:parent-style-name="Table_20_Contents">
      <style:text-properties fo:font-size="12pt" officeooo:rsid="002a280e" officeooo:paragraph-rsid="002a280e" style:font-size-asian="10.5pt" style:font-size-complex="12pt"/>
    </style:style>
    <style:style style:name="P23" style:family="paragraph" style:parent-style-name="Table_20_Contents">
      <style:text-properties fo:font-size="12pt" fo:font-weight="bold" officeooo:rsid="0025eb8a" officeooo:paragraph-rsid="0025eb8a" style:font-size-asian="10.5pt" style:font-weight-asian="bold" style:font-size-complex="12pt" style:font-weight-complex="bold"/>
    </style:style>
    <style:style style:name="P24" style:family="paragraph" style:parent-style-name="Table_20_Contents">
      <style:text-properties fo:font-size="12pt" fo:font-weight="bold" officeooo:rsid="00265386" officeooo:paragraph-rsid="00265386" style:font-size-asian="10.5pt" style:font-weight-asian="bold" style:font-size-complex="12pt" style:font-weight-complex="bold"/>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officeooo:rsid="0021a67d"/>
    </style:style>
    <style:style style:name="T16" style:family="text">
      <style:text-properties officeooo:rsid="00238076"/>
    </style:style>
    <style:style style:name="T17" style:family="text">
      <style:text-properties officeooo:rsid="002603a6"/>
    </style:style>
    <style:style style:name="T18" style:family="text">
      <style:text-properties officeooo:rsid="00265386"/>
    </style:style>
    <style:style style:name="T19" style:family="text">
      <style:text-properties officeooo:rsid="002793ff"/>
    </style:style>
    <style:style style:name="T20" style:family="text">
      <style:text-properties officeooo:rsid="00283f66"/>
    </style:style>
    <style:style style:name="T21" style:family="text">
      <style:text-properties officeooo:rsid="002c4878"/>
    </style:style>
    <style:style style:name="T22" style:family="text">
      <style:text-properties officeooo:rsid="002dda65"/>
    </style:style>
    <style:style style:name="T23" style:family="text">
      <style:text-properties officeooo:rsid="002edce8"/>
    </style:style>
    <style:style style:name="T24" style:family="text">
      <style:text-properties officeooo:rsid="004955aa"/>
    </style:style>
    <style:style style:name="T25" style:family="text">
      <style:text-properties officeooo:rsid="00495e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6"/>
      <text:p text:style-name="P6">-<text:span text:style-name="T23">Lexical analysis</text:span></text:p>
      <text:p text:style-name="P6">-<text:span text:style-name="T1">Abstract syntax tree, parser</text:span></text:p>
      <text:p text:style-name="P6"><draw:frame draw:style-name="fr1" draw:name="Image1" text:anchor-type="paragraph" svg:width="17cm" svg:height="1.325cm" draw:z-index="0"><draw:image xlink:href="Pictures/10000201000002F50000003B292C350E.png" xlink:type="simple" xlink:show="embed" xlink:actuate="onLoad"/></draw:frame></text:p>
      <text:p text:style-name="P2">Parsers</text:p>
      <text:p text:style-name="Standard"><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7"/>
      <text:p text:style-name="P8">BNF is a notation technique used to <text:span text:style-name="T15">explicitly</text:span> state the syntax of a language<text:span text:style-name="T16">s in computer science whether they be programming languages or just formatting of a document etc. The notation of the language revolves around using tags in order to express terms. A brief explanation of how the notation is defined is as follows.</text:span></text:p>
      <text:p text:style-name="P8"/>
      <table:table table:name="Table1" table:style-name="Table1">
        <table:table-column table:style-name="Table1.A"/>
        <table:table-column table:style-name="Table1.B"/>
        <table:table-row>
          <table:table-cell table:style-name="Table1.A1" office:value-type="string">
            <text:p text:style-name="P23">Symbol</text:p>
          </table:table-cell>
          <table:table-cell table:style-name="Table1.B1" office:value-type="string">
            <text:p text:style-name="P24">Meaning</text:p>
          </table:table-cell>
        </table:table-row>
        <table:table-row>
          <table:table-cell table:style-name="Table1.A2" office:value-type="string">
            <text:p text:style-name="P19">&lt;expr&gt;</text:p>
          </table:table-cell>
          <table:table-cell table:style-name="Table1.B2" office:value-type="string">
            <text:p text:style-name="P19">Things inside '&lt;&gt;' are non-terminals. These refer to the tags I mentioned which are <text:span text:style-name="T21">labelled.</text:span> In this case labelled 'expr'. <text:span text:style-name="T17">These then refer to the fact that this is defined in another place.</text:span></text:p>
          </table:table-cell>
        </table:table-row>
        <table:table-row>
          <table:table-cell table:style-name="Table1.A2" office:value-type="string">
            <text:p text:style-name="P18">“<text:span text:style-name="T17">1”</text:span></text:p>
          </table:table-cell>
          <table:table-cell table:style-name="Table1.B2" office:value-type="string">
            <text:p text:style-name="P20">Things inside “” quotations are <text:span text:style-name="T18">terminals. This means that this explicitly states that 1 should occur at that point.</text:span></text:p>
          </table:table-cell>
        </table:table-row>
        <table:table-row>
          <table:table-cell table:style-name="Table1.A2" office:value-type="string">
            <text:p text:style-name="P18">::<text:span text:style-name="T19">=</text:span></text:p>
          </table:table-cell>
          <table:table-cell table:style-name="Table1.B2" office:value-type="string">
            <text:p text:style-name="P21">This says that the things on the left hand side of it is defined by what is on the right hand side. <text:span text:style-name="T20">This is used to define the non-terminals above.</text:span></text:p>
          </table:table-cell>
        </table:table-row>
        <table:table-row>
          <table:table-cell table:style-name="Table1.A2" office:value-type="string">
            <text:p text:style-name="P22">|</text:p>
          </table:table-cell>
          <table:table-cell table:style-name="Table1.B2" office:value-type="string">
            <text:p text:style-name="P22">The bar is used in order to make a chose in the productions. | creates complexity in the grammar to build complex syntax.</text:p>
          </table:table-cell>
        </table:table-row>
      </table:table>
      <text:p text:style-name="P8"/>
      <text:p text:style-name="P9">With the use of these symbols a grammar tree can be formed of multiple definitions of different non-terminals. By creating this abstraction, a simple <text:span text:style-name="T22">and </text:span>easy to understand <text:span text:style-name="T22">representation</text:span> of part of some syntax tree can be made of a complex grammar. <text:span text:style-name="T23">A simple example of a BNF would be that of </text:span></text:p>
      <text:p text:style-name="P10">addition of a sting of numbers.</text:p>
      <text:p text:style-name="P10"/>
      <text:p text:style-name="P11">&lt;expr&gt; ::= &lt;digit&gt; | &lt;expr&gt; “+” &lt;digit&gt;</text:p>
      <text:p text:style-name="P11">&lt;digit&gt; ::= “1” | “2” | “3” | “4” | “5” | “6” | “7” | “8” | “9” | “0”</text:p>
      <text:p text:style-name="P11"/>
      <text:p text:style-name="P12">Here you can see that this language would accept strings like:</text:p>
      <text:p text:style-name="P12">“1”, “4+0+5”</text:p>
      <text:p text:style-name="P12">but not of:</text:p>
      <text:p text:style-name="P12">“+3+4”, “+”, “”, etc.</text:p>
      <text:p text:style-name="P13">Notice how recursion is used here which means that a finite grammar can be used to accept potentially infinite strings. //////</text:p>
      <text:p text:style-name="P13"/>
      <text:p text:style-name="P14">Extended BNF also exists which is a short hand of BNF but keeps all the same power.</text:p>
      <text:p text:style-name="P14"/>
      <text:p text:style-name="P15"/>
      <text:p text:style-name="P17">Lexers</text:p>
      <text:p text:style-name="P3"><text:span text:style-name="T6">With this understanding of how a definition of a grammar can be formed we will move onto expressing such for implementing a simple compiler. A simple compiler will take an input sting in 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3"/>
      <text:p text:style-name="P4"><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4"/>
      <text:p text:style-name="P5">Parser Combinators</text:p>
      <text:p text:style-name="P16">When the input stream has been <text:span text:style-name="T24">converted</text:span> into <text:span text:style-name="T25">tokens by the lexical analyser it is then the job of the parser consume these and map them to rules onto data types. Parsers which do this are deeply tied to the language the compiler is written in. Since the compiler I am going to be producing will be written in Haskell I will be using parse combinators. Parse combinators are high-order func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0-31T19:12:15.250493822</dc:date>
    <meta:editing-duration>PT3H55M2S</meta:editing-duration>
    <meta:editing-cycles>53</meta:editing-cycles>
    <meta:generator>LibreOffice/4.2.8.2$Linux_X86_64 LibreOffice_project/420m0$Build-2</meta:generator>
    <meta:document-statistic meta:table-count="1" meta:image-count="1" meta:object-count="0" meta:page-count="2" meta:paragraph-count="31" meta:word-count="621" meta:character-count="3470" meta:non-whitespace-character-count="2876"/>
  </office:meta>
</office:document-meta>
</file>